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8196" officeooo:paragraph-rsid="000e8196"/>
    </style:style>
    <style:style style:name="P2" style:family="paragraph" style:parent-style-name="Standard">
      <style:paragraph-properties fo:text-align="center" style:justify-single-word="false"/>
      <style:text-properties officeooo:rsid="000e8196" officeooo:paragraph-rsid="000e8196"/>
    </style:style>
    <style:style style:name="P3" style:family="paragraph" style:parent-style-name="Standard">
      <style:paragraph-properties fo:text-align="start" style:justify-single-word="false"/>
      <style:text-properties officeooo:rsid="000e8196" officeooo:paragraph-rsid="000e8196"/>
    </style:style>
    <style:style style:name="P4" style:family="paragraph" style:parent-style-name="Standard">
      <style:text-properties officeooo:rsid="000e8196" officeooo:paragraph-rsid="000e8596"/>
    </style:style>
    <style:style style:name="P5" style:family="paragraph" style:parent-style-name="Standard">
      <style:paragraph-properties fo:text-align="start" style:justify-single-word="false"/>
      <style:text-properties officeooo:paragraph-rsid="0011f46b"/>
    </style:style>
    <style:style style:name="P6" style:family="paragraph" style:parent-style-name="Standard">
      <style:paragraph-properties fo:text-align="center" style:justify-single-word="false"/>
      <style:text-properties fo:font-style="normal" fo:font-weight="bold" officeooo:rsid="000e8196" officeooo:paragraph-rsid="000e8196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normal" fo:font-weight="bold" officeooo:rsid="000e8196" officeooo:paragraph-rsid="000f439b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0f439b" officeooo:paragraph-rsid="000f439b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0f874c" officeooo:paragraph-rsid="000f439b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officeooo:rsid="000f874c" officeooo:paragraph-rsid="0011f46b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officeooo:rsid="00117f1b" officeooo:paragraph-rsid="00152650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rsid="0011f46b" officeooo:paragraph-rsid="0011f46b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11f46b" officeooo:paragraph-rsid="00152650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officeooo:rsid="001358b6" officeooo:paragraph-rsid="001358b6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fo:font-weight="bold" officeooo:rsid="00152650" officeooo:paragraph-rsid="00152650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fo:font-weight="bold" officeooo:rsid="001c194e" officeooo:paragraph-rsid="000f439b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0f439b" officeooo:paragraph-rsid="000f439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0f874c" officeooo:paragraph-rsid="00117f1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117f1b" officeooo:paragraph-rsid="00117f1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117f1b" officeooo:paragraph-rsid="0015265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11f46b" officeooo:paragraph-rsid="0011f46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11f46b" officeooo:paragraph-rsid="00152650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0e8596" officeooo:paragraph-rsid="0015265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152650" officeooo:paragraph-rsid="0015265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152650" officeooo:paragraph-rsid="0015529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152650" officeooo:paragraph-rsid="0011f46b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17027d" officeooo:paragraph-rsid="0017027d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17bebf" officeooo:paragraph-rsid="0017beb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weight="bold" officeooo:rsid="000e8196" officeooo:paragraph-rsid="000e8196" style:font-weight-asian="bold" style:font-weight-complex="bold"/>
    </style:style>
    <style:style style:name="P30" style:family="paragraph" style:parent-style-name="Standard">
      <style:text-properties fo:font-weight="bold" officeooo:rsid="000e8596" officeooo:paragraph-rsid="000e8596" style:font-weight-asian="bold" style:font-weight-complex="bold"/>
    </style:style>
    <style:style style:name="P31" style:family="paragraph" style:parent-style-name="Standard">
      <style:text-properties officeooo:rsid="000e8596" officeooo:paragraph-rsid="000e8196"/>
    </style:style>
    <style:style style:name="P32" style:family="paragraph" style:parent-style-name="Standard">
      <style:text-properties officeooo:rsid="000e8596" officeooo:paragraph-rsid="000e8596"/>
    </style:style>
    <style:style style:name="P33" style:family="paragraph" style:parent-style-name="Standard">
      <style:text-properties officeooo:rsid="000f439b" officeooo:paragraph-rsid="000f439b"/>
    </style:style>
    <style:style style:name="P34" style:family="paragraph" style:parent-style-name="Standard">
      <style:paragraph-properties fo:text-align="center" style:justify-single-word="false"/>
      <style:text-properties officeooo:rsid="000f439b" officeooo:paragraph-rsid="000f439b"/>
    </style:style>
    <style:style style:name="P35" style:family="paragraph" style:parent-style-name="Standard">
      <style:text-properties officeooo:rsid="000f439b" officeooo:paragraph-rsid="000e8196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117f1b" officeooo:paragraph-rsid="00117f1b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officeooo:rsid="0011f46b" officeooo:paragraph-rsid="0011f46b"/>
    </style:style>
    <style:style style:name="P38" style:family="paragraph" style:parent-style-name="Table_20_Contents">
      <style:paragraph-properties fo:text-align="start" style:justify-single-word="false"/>
      <style:text-properties officeooo:rsid="00124b52" officeooo:paragraph-rsid="00124b52"/>
    </style:style>
    <style:style style:name="P39" style:family="paragraph" style:parent-style-name="Table_20_Contents">
      <style:paragraph-properties fo:text-align="start" style:justify-single-word="false"/>
      <style:text-properties officeooo:rsid="00155295" officeooo:paragraph-rsid="00155295"/>
    </style:style>
    <style:style style:name="P40" style:family="paragraph" style:parent-style-name="Table_20_Contents">
      <style:paragraph-properties fo:text-align="start" style:justify-single-word="false"/>
      <style:text-properties officeooo:rsid="0017027d" officeooo:paragraph-rsid="0017027d"/>
    </style:style>
    <style:style style:name="P41" style:family="paragraph" style:parent-style-name="Table_20_Contents">
      <style:paragraph-properties fo:text-align="start" style:justify-single-word="false"/>
      <style:text-properties officeooo:rsid="00117f1b" officeooo:paragraph-rsid="00117f1b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17027d" officeooo:paragraph-rsid="0017027d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tyle="normal" fo:font-weight="normal" officeooo:rsid="0017027d" officeooo:paragraph-rsid="0017027d" style:font-style-asian="normal" style:font-weight-asian="normal" style:font-style-complex="normal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tyle="normal" fo:font-weight="normal" officeooo:rsid="0017027d" officeooo:paragraph-rsid="0017027d" style:font-style-asian="normal" style:font-weight-asian="normal" style:font-style-complex="normal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font-style="normal" fo:font-weight="normal" officeooo:rsid="0017027d" officeooo:paragraph-rsid="0017027d" style:font-style-asian="normal" style:font-weight-asian="normal" style:font-style-complex="normal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fo:font-style="normal" fo:font-weight="normal" officeooo:rsid="001358b6" officeooo:paragraph-rsid="0017027d" style:font-style-asian="normal" style:font-weight-asian="normal" style:font-style-complex="normal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tyle="normal" fo:font-weight="normal" officeooo:rsid="000e8596" officeooo:paragraph-rsid="00155295" style:font-style-asian="normal" style:font-weight-asian="normal" style:font-style-complex="normal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font-style="normal" fo:font-weight="normal" officeooo:rsid="000e8596" officeooo:paragraph-rsid="0017bebf" style:font-style-asian="normal" style:font-weight-asian="normal" style:font-style-complex="normal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fo:font-style="normal" fo:font-weight="normal" officeooo:rsid="00152650" officeooo:paragraph-rsid="00155295" style:font-style-asian="normal" style:font-weight-asian="normal" style:font-style-complex="normal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fo:font-style="normal" fo:font-weight="normal" officeooo:rsid="00152650" officeooo:paragraph-rsid="00155295" style:font-style-asian="normal" style:font-weight-asian="normal" style:font-style-complex="normal" style:font-weight-complex="normal"/>
    </style:style>
    <style:style style:name="P51" style:family="paragraph" style:parent-style-name="Standard" style:list-style-name="L7">
      <style:paragraph-properties fo:text-align="start" style:justify-single-word="false"/>
      <style:text-properties fo:font-style="normal" fo:font-weight="normal" officeooo:rsid="00152650" officeooo:paragraph-rsid="0017bebf" style:font-style-asian="normal" style:font-weight-asian="normal" style:font-style-complex="normal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fo:font-style="normal" fo:font-weight="normal" officeooo:rsid="0017bebf" officeooo:paragraph-rsid="0017bebf" style:font-style-asian="normal" style:font-weight-asian="normal" style:font-style-complex="normal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fo:font-style="normal" fo:font-weight="normal" officeooo:rsid="0017bebf" officeooo:paragraph-rsid="0017bebf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fo:font-weight="bold" officeooo:rsid="00155295" officeooo:paragraph-rsid="000f439b" style:font-style-asian="normal" style:font-weight-asian="bold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/>
      <style:text-properties officeooo:paragraph-rsid="0017027d"/>
    </style:style>
    <style:style style:name="P56" style:family="paragraph" style:parent-style-name="Standard" style:list-style-name="L6">
      <style:paragraph-properties fo:text-align="start" style:justify-single-word="false"/>
      <style:text-properties officeooo:rsid="0017bebf" officeooo:paragraph-rsid="0017bebf"/>
    </style:style>
    <style:style style:name="T1" style:family="text">
      <style:text-properties officeooo:rsid="000f439b"/>
    </style:style>
    <style:style style:name="T2" style:family="text">
      <style:text-properties officeooo:rsid="00117f1b"/>
    </style:style>
    <style:style style:name="T3" style:family="text">
      <style:text-properties officeooo:rsid="0011f46b"/>
    </style:style>
    <style:style style:name="T4" style:family="text">
      <style:text-properties officeooo:rsid="00123c44"/>
    </style:style>
    <style:style style:name="T5" style:family="text">
      <style:text-properties officeooo:rsid="00124b52"/>
    </style:style>
    <style:style style:name="T6" style:family="text">
      <style:text-properties officeooo:rsid="001358b6"/>
    </style:style>
    <style:style style:name="T7" style:family="text">
      <style:text-properties officeooo:rsid="00152650"/>
    </style:style>
    <style:style style:name="T8" style:family="text">
      <style:text-properties officeooo:rsid="00155295"/>
    </style:style>
    <style:style style:name="T9" style:family="text">
      <style:text-properties officeooo:rsid="0017027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7027d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7beb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52650" style:font-style-asian="normal" style:font-weight-asian="normal" style:font-style-complex="normal" style:font-weight-complex="normal"/>
    </style:style>
    <style:style style:name="T14" style:family="text">
      <style:text-properties officeooo:rsid="0017bebf"/>
    </style:style>
    <style:style style:name="T15" style:family="text">
      <style:text-properties officeooo:rsid="001dae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copo do Projeto</text:p>
      <text:p text:style-name="P2">Catraca</text:p>
      <text:p text:style-name="P2"/>
      <text:p text:style-name="P34">Versão 1.0</text:p>
      <text:p text:style-name="P6">Catraca Web</text:p>
      <text:p text:style-name="P3"/>
      <text:p text:style-name="P1"/>
      <text:p text:style-name="P29">Usuário Administrador</text:p>
      <text:p text:style-name="P1"/>
      <text:p text:style-name="P1">1. Definições</text:p>
      <text:p text:style-name="P1">– Adicionar e Listar Unidades Acadêmicas.</text:p>
      <text:p text:style-name="P1">– Adicionar e Listar Turno.</text:p>
      <text:p text:style-name="P1">– Adicionar turno em Unidade Acadêmica.</text:p>
      <text:p text:style-name="P31">– Definir tipos de usuários.</text:p>
      <text:p text:style-name="P31">– Definir custo da refeição e custo do cartão.</text:p>
      <text:p text:style-name="P1"/>
      <text:p text:style-name="P1">2. Catraca</text:p>
      <text:p text:style-name="P1">– Listar catracas adicionadas.</text:p>
      <text:p text:style-name="P1">– Alterar parâmetros de funcionamento.</text:p>
      <text:p text:style-name="P1">– Adicionar catraca a unidade acadêmica.</text:p>
      <text:p text:style-name="P1">– Verificação de registros de catraca.</text:p>
      <text:p text:style-name="P1"/>
      <text:p text:style-name="P1">2. Cartão</text:p>
      <text:p text:style-name="P1"/>
      <text:p text:style-name="P1">– Pesquisar Usuário para adicionar vínculo com cartão. Adicionando cartão quando este não existir, ou informando existência de vínculo no cartão caso já exista com algum outro usuário. <text:span text:style-name="T1">Cadastro também poderá ser feito para cartões avulsos. Que serão vínculos que podem ser adicionados para mais de uma refeição por turno. </text:span></text:p>
      <text:p text:style-name="P1">– Pesquisar cartão para verificar vínculo atual e também histórico de vínculos anteriores.</text:p>
      <text:p text:style-name="P1">– Remover vínculo de cartão de usuário(Apenas modifica a data e hora de validade para as atuais, tornando o vínculo vencido, o cartão fica livre para ser adicionado a um novo usuário).</text:p>
      <text:p text:style-name="P35">– Adicionar créditos(valores incluídos diretamente no caixa administrativo).</text:p>
      <text:p text:style-name="P1"/>
      <text:p text:style-name="P1">3. Isenção</text:p>
      <text:p text:style-name="P1">– Pesquisar usuários para adicionar isenção.</text:p>
      <text:p text:style-name="P1">– Listar usuários isentos.</text:p>
      <text:p text:style-name="P1">– Selecionar usuário para modificar o prazo de validade da isenção.</text:p>
      <text:p text:style-name="P1"/>
      <text:p text:style-name="P1">4. Guichê</text:p>
      <text:p text:style-name="P31">– Adicionar Usuário Guichê com data e hora de abertura e encerramento do exercício diário.</text:p>
      <text:p text:style-name="P32">– Verificar Guichês, com saldo em caixa de cada um.</text:p>
      <text:p text:style-name="P32">– Realizar sangria para caixa administrativo.</text:p>
      <text:p text:style-name="P32"><text:s/>– Verificar caixa administrativo e registrar saída ou entrada.</text:p>
      <text:p text:style-name="P4"/>
      <text:p text:style-name="P1">5. Relatórios</text:p>
      <text:p text:style-name="P31">– Relatório com número de pratos vendidos por dia e por mês, com ou sem separação de campus e tipo de usuário.</text:p>
      <text:p text:style-name="P31">– Relatório de valores arrecadados com pratos vendidos com as separações de campus e tipo de usuário.</text:p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0">Usuário Guichê</text:p>
      <text:p text:style-name="P32"/>
      <text:p text:style-name="P32">1. Cartão</text:p>
      <text:p text:style-name="P32">– Realizar cadastro de cartão com vínculo a usuário.</text:p>
      <text:p text:style-name="P32">– Realizar venda de crédito a usuário, pesquisando por nome ou número de cartão.</text:p>
      <text:p text:style-name="P32"/>
      <text:p text:style-name="P32">2. Caixa</text:p>
      <text:p text:style-name="P32"/>
      <text:p text:style-name="P32">– Verificar valores em caixa.</text:p>
      <text:p text:style-name="P32"/>
      <text:p text:style-name="P32"/>
      <text:p text:style-name="P30">Usuário Padrão</text:p>
      <text:p text:style-name="P32"/>
      <text:p text:style-name="P32">1. <text:span text:style-name="T1">Saldo.</text:span></text:p>
      <text:p text:style-name="P33">2. Histórico de alimentação.</text:p>
      <text:p text:style-name="P33">3. Histórico de cartões.</text:p>
      <text:p text:style-name="P33"/>
      <text:p text:style-name="P7">Catraca</text:p>
      <text:p text:style-name="P8"/>
      <text:p text:style-name="P17">1. Passagem de acordo com turnos definidos no sistema, créditos e cobrança de acordo com o que está cadastrado no cartão.</text:p>
      <text:p text:style-name="P17">2. Bips em caso de utilização incorreta.</text:p>
      <text:p text:style-name="P17">3. Bips para aviso de passagem liberada.</text:p>
      <text:p text:style-name="P17">4. Notificação no display com informações de créditos no cartão.</text:p>
      <text:p text:style-name="P17">5. Ledes coloridos informando entrada barrada ou entrada liberada.</text:p>
      <text:p text:style-name="P21">6. Troca de informações de créditos e dados de cartões com o servidor <text:span text:style-name="T4">utilizando web service</text:span>.</text:p>
      <text:p text:style-name="P16"/>
      <text:p text:style-name="P16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0:21:04.661000000</meta:creation-date>
    <dc:date>2015-12-01T12:00:16.573000000</dc:date>
    <meta:editing-duration>PT48M44S</meta:editing-duration>
    <meta:editing-cycles>6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50" meta:word-count="369" meta:character-count="2424" meta:non-whitespace-character-count="2078"/>
  </office:meta>
</office:document-meta>
</file>